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26.41mm"/>
    </style:style>
    <style:style style:name="co34" style:family="table-column">
      <style:table-column-properties fo:break-before="auto" style:column-width="20.53mm"/>
    </style:style>
    <style:style style:name="co35" style:family="table-column">
      <style:table-column-properties fo:break-before="auto" style:column-width="30.5mm"/>
    </style:style>
    <style:style style:name="co36" style:family="table-column">
      <style:table-column-properties fo:break-before="auto" style:column-width="38.93mm"/>
    </style:style>
    <style:style style:name="co37" style:family="table-column">
      <style:table-column-properties fo:break-before="auto" style:column-width="28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4.3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46.95mm" fo:break-before="auto" style:use-optimal-row-height="tru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51.06mm" fo:break-before="auto" style:use-optimal-row-height="true"/>
    </style:style>
    <style:style style:name="ro8" style:family="table-row">
      <style:table-row-properties style:row-height="50.87mm" fo:break-before="auto" style:use-optimal-row-height="true"/>
    </style:style>
    <style:style style:name="ro9" style:family="table-row">
      <style:table-row-properties style:row-height="33.69mm" fo:break-before="auto" style:use-optimal-row-height="true"/>
    </style:style>
    <style:style style:name="ro10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Nodes</text:p>
          </table:table-cell>
          <table:table-cell table:style-name="ce21" office:value-type="string" calcext:value-type="string">
            <text:p>Processes per node</text:p>
          </table:table-cell>
          <table:table-cell table:style-name="ce21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1000" calcext:value-type="float">
            <text:p>100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2]*[.G2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1" calcext:value-type="float">
            <text:p>100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3]-[.G3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3]*[.G3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2" calcext:value-type="float">
            <text:p>1002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40" calcext:value-type="float">
            <text:p>4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4]-[.G4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4]*[.G4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3" calcext:value-type="float">
            <text:p>1003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44" calcext:value-type="float">
            <text:p>44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5]-[.G5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5]*[.G5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4" calcext:value-type="float">
            <text:p>100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52" calcext:value-type="float">
            <text:p>52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6]-[.G6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6]*[.G6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5" calcext:value-type="float">
            <text:p>1005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6" calcext:value-type="float">
            <text:p>1006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8]-[.G8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8]*[.G8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7" calcext:value-type="float">
            <text:p>1007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40" calcext:value-type="float">
            <text:p>4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9]-[.G9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9]*[.G9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8" calcext:value-type="float">
            <text:p>1008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44" calcext:value-type="float">
            <text:p>44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10]-[.G10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9" calcext:value-type="float">
            <text:p>1009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52" calcext:value-type="float">
            <text:p>52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11]-[.G11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1]*[.G11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36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1])" office:value-type="float" office:value="12480" calcext:value-type="float">
            <text:p>1248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  <table:table-cell table:style-name="ce3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4">
          <table:table-cell table:style-name="ce23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3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5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2]*[.S2]/3600" office:value-type="float" office:value="12.5" calcext:value-type="float">
            <text:p>12,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36"/>
        </table:table-row>
        <table:table-row table:style-name="ro5"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3]*[.S3]/3600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4]*[.S4]/3600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5]*[.S5]/3600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6]*[.S6]/3600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7]*[.S7]/3600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2]/3600*[.F12]*[.B12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6" calcext:value-type="float">
            <text:p>6</text:p>
          </table:table-cell>
          <table:table-cell table:style-name="ce31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3]/3600*[.F13]*[.B13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6" calcext:value-type="float">
            <text:p>6</text:p>
          </table:table-cell>
          <table:table-cell table:style-name="ce31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60" calcext:value-type="float">
            <text:p>1296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</table:table-row>
        <table:table-row table:style-name="ro5">
          <table:table-cell table:style-name="ce22" office:value-type="float" office:value="3000" calcext:value-type="float">
            <text:p>300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2]*[.C2]" office:value-type="float" office:value="80" calcext:value-type="float">
            <text:p>8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2]*[.H2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2]/3600*[.F2]*[.B2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2]*[.G2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1" calcext:value-type="float">
            <text:p>1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22" office:value-type="float" office:value="3001" calcext:value-type="float">
            <text:p>3001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3]*[.C3]" office:value-type="float" office:value="160" calcext:value-type="float">
            <text:p>16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3]-[.G3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3]*[.H3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3]-[.K3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3]/3600*[.F3]*[.B3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1" calcext:value-type="float">
            <text:p>1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22" office:value-type="float" office:value="3002" calcext:value-type="float">
            <text:p>3002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4]*[.C4]" office:value-type="float" office:value="320" calcext:value-type="float">
            <text:p>32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4]-[.G4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4]*[.H4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4]-[.K4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4]/3600*[.F4]*[.B4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4]*[.G4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1" calcext:value-type="float">
            <text:p>1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22" office:value-type="float" office:value="3003" calcext:value-type="float">
            <text:p>3003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5]*[.C5]" office:value-type="float" office:value="640" calcext:value-type="float">
            <text:p>64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5]-[.G5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5]*[.H5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5]-[.K5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5]/3600*[.F5]*[.B5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5]*[.G5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1" calcext:value-type="float">
            <text:p>1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22" office:value-type="float" office:value="3004" calcext:value-type="float">
            <text:p>3004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6]*[.C6]" office:value-type="float" office:value="1280" calcext:value-type="float">
            <text:p>128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6]-[.G6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6]*[.H6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6]-[.K6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6]/3600*[.F6]*[.B6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6]*[.G6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1" calcext:value-type="float">
            <text:p>1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22" office:value-type="float" office:value="3005" calcext:value-type="float">
            <text:p>3005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7]*[.C7]" office:value-type="float" office:value="80" calcext:value-type="float">
            <text:p>8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7]*[.H7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7]-[.K7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7]/3600*[.F7]*[.B7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7]*[.G7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1" calcext:value-type="float">
            <text:p>1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22" office:value-type="float" office:value="3006" calcext:value-type="float">
            <text:p>3006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8]*[.C8]" office:value-type="float" office:value="160" calcext:value-type="float">
            <text:p>16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8]-[.G8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8]*[.H8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8]-[.K8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8]/3600*[.F8]*[.B8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8]*[.G8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1" calcext:value-type="float">
            <text:p>1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22" office:value-type="float" office:value="3007" calcext:value-type="float">
            <text:p>3007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9]*[.C9]" office:value-type="float" office:value="320" calcext:value-type="float">
            <text:p>32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9]-[.G9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9]*[.H9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9]-[.K9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9]/3600*[.F9]*[.B9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9]*[.G9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1" calcext:value-type="float">
            <text:p>1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22" office:value-type="float" office:value="3008" calcext:value-type="float">
            <text:p>3008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0]*[.C10]" office:value-type="float" office:value="640" calcext:value-type="float">
            <text:p>640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10]-[.G10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0]*[.H10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0]-[.K10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0]/3600*[.F10]*[.B10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0]*[.G10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1" calcext:value-type="float">
            <text:p>1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22" office:value-type="float" office:value="3009" calcext:value-type="float">
            <text:p>3009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1]*[.C11]" office:value-type="float" office:value="1280" calcext:value-type="float">
            <text:p>1280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11]-[.G11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1]*[.H11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1]-[.K11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1]/3600*[.F11]*[.B11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1]*[.G11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1" calcext:value-type="float">
            <text:p>1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9920" calcext:value-type="float">
            <text:p>992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23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1" calcext:value-type="float">
            <text:p>4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2" calcext:value-type="float">
            <text:p>4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3" calcext:value-type="float">
            <text:p>4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4" calcext:value-type="float">
            <text:p>4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6]/3600*[.F6]*[.B6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5" calcext:value-type="float">
            <text:p>5</text:p>
          </table:table-cell>
          <table:table-cell table:style-name="ce31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5" calcext:value-type="float">
            <text:p>4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7]/3600*[.F7]*[.B7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5" calcext:value-type="float">
            <text:p>5</text:p>
          </table:table-cell>
          <table:table-cell table:style-name="ce31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6" calcext:value-type="float">
            <text:p>4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8]/3600*[.F8]*[.B8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5" calcext:value-type="float">
            <text:p>5</text:p>
          </table:table-cell>
          <table:table-cell table:style-name="ce31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7" calcext:value-type="float">
            <text:p>4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9]/3600*[.F9]*[.B9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5" calcext:value-type="float">
            <text:p>5</text:p>
          </table:table-cell>
          <table:table-cell table:style-name="ce31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8" calcext:value-type="float">
            <text:p>4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0]/3600*[.F10]*[.B10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5" calcext:value-type="float">
            <text:p>5</text:p>
          </table:table-cell>
          <table:table-cell table:style-name="ce31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9" calcext:value-type="float">
            <text:p>4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1]/3600*[.F11]*[.B11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5" calcext:value-type="float">
            <text:p>5</text:p>
          </table:table-cell>
          <table:table-cell table:style-name="ce31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0" calcext:value-type="float">
            <text:p>4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2]/3600*[.F12]*[.B12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5" calcext:value-type="float">
            <text:p>5</text:p>
          </table:table-cell>
          <table:table-cell table:style-name="ce31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1" calcext:value-type="float">
            <text:p>4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3]/3600*[.F13]*[.B13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5" calcext:value-type="float">
            <text:p>5</text:p>
          </table:table-cell>
          <table:table-cell table:style-name="ce31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42" calcext:value-type="float">
            <text:p>12942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No phase diversification?</text:p>
          </table:table-cell>
          <table:table-cell table:style-name="ce21" office:value-type="string" calcext:value-type="string">
            <text:p>Jitter job priorities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[.B2]*[.C2]" office:value-type="float" office:value="420" calcext:value-type="float">
            <text:p>42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E2]-[.G2]" office:value-type="float" office:value="410" calcext:value-type="float">
            <text:p>410</text:p>
          </table:table-cell>
          <table:table-cell table:style-name="ce41" office:value-type="float" office:value="0.975" calcext:value-type="float">
            <text:p>0.975</text:p>
          </table:table-cell>
          <table:table-cell table:style-name="ce38" table:formula="of:=ROUND([.I2]*[.H2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2516.5" calcext:value-type="float">
            <text:p>2516,5</text:p>
          </table:table-cell>
          <table:table-cell table:style-name="ce24" office:value-type="float" office:value="40" calcext:value-type="float">
            <text:p>40</text:p>
          </table:table-cell>
          <table:table-cell table:style-name="ce28" table:formula="of:=[.O2]*[.G2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" calcext:value-type="float">
            <text:p>40</text:p>
          </table:table-cell>
          <table:table-cell table:style-name="ce28" table:formula="of:=[.R2]/[.O2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31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1" calcext:value-type="float">
            <text:p>500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3]*[.C3]" office:value-type="float" office:value="450" calcext:value-type="float">
            <text:p>45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3]-[.G3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3]*[.H3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3]*[.G3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" calcext:value-type="float">
            <text:p>20</text:p>
          </table:table-cell>
          <table:table-cell table:style-name="ce28" table:formula="of:=[.R3]/[.O3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31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2" calcext:value-type="float">
            <text:p>500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4]*[.C4]" office:value-type="float" office:value="450" calcext:value-type="float">
            <text:p>45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4]-[.G4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4]*[.H4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4]*[.G4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20" calcext:value-type="float">
            <text:p>20</text:p>
          </table:table-cell>
          <table:table-cell table:style-name="ce28" table:formula="of:=[.R4]/[.O4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1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31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3" calcext:value-type="float">
            <text:p>50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5]*[.C5]" office:value-type="float" office:value="450" calcext:value-type="float">
            <text:p>45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5]-[.G5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5]*[.H5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5]*[.G5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20" calcext:value-type="float">
            <text:p>20</text:p>
          </table:table-cell>
          <table:table-cell table:style-name="ce28" table:formula="of:=[.R5]/[.O5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31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36"/>
        </table:table-row>
        <table:table-row table:style-name="ro7">
          <table:table-cell table:style-name="ce22" office:value-type="float" office:value="5004" calcext:value-type="float">
            <text:p>500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6]*[.C6]" office:value-type="float" office:value="450" calcext:value-type="float">
            <text:p>45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6]-[.G6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6]*[.H6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6]/3600*[.F6]*[.B6]" office:value-type="float" office:value="1800" calcext:value-type="float">
            <text:p>180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6]*[.G6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0" calcext:value-type="float">
            <text:p>20</text:p>
          </table:table-cell>
          <table:table-cell table:style-name="ce28" table:formula="of:=[.R6]/[.O6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31" table:formula="of:=FLOOR(([.M6]+20)/3600)" office:value-type="float" office:value="2" calcext:value-type="float">
            <text:p>2</text:p>
          </table:table-cell>
          <table:table-cell table:style-name="ce31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31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34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8">
          <table:table-cell table:style-name="ce22" office:value-type="float" office:value="5005" calcext:value-type="float">
            <text:p>50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7]*[.C7]" office:value-type="float" office:value="450" calcext:value-type="float">
            <text:p>45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7]-[.G7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7]*[.H7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7]/3600*[.F7]*[.B7]" office:value-type="float" office:value="1800" calcext:value-type="float">
            <text:p>180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O7]*[.G7]" office:value-type="float" office:value="200" calcext:value-type="float">
            <text:p>2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20" calcext:value-type="float">
            <text:p>20</text:p>
          </table:table-cell>
          <table:table-cell table:style-name="ce28" table:formula="of:=[.R7]/[.O7]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31" table:formula="of:=FLOOR(([.M7]+20)/3600)" office:value-type="float" office:value="2" calcext:value-type="float">
            <text:p>2</text:p>
          </table:table-cell>
          <table:table-cell table:style-name="ce31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31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34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8">
          <table:table-cell table:style-name="ce22" office:value-type="float" office:value="5006" calcext:value-type="float">
            <text:p>500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8]*[.C8]" office:value-type="float" office:value="450" calcext:value-type="float">
            <text:p>45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8]-[.G8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8]*[.H8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8]/3600*[.F8]*[.B8]" office:value-type="float" office:value="1800" calcext:value-type="float">
            <text:p>1800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O8]*[.G8]" office:value-type="float" office:value="100" calcext:value-type="float">
            <text:p>1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" calcext:value-type="float">
            <text:p>20</text:p>
          </table:table-cell>
          <table:table-cell table:style-name="ce28" table:formula="of:=[.R8]/[.O8]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31" table:formula="of:=FLOOR(([.M8]+20)/3600)" office:value-type="float" office:value="2" calcext:value-type="float">
            <text:p>2</text:p>
          </table:table-cell>
          <table:table-cell table:style-name="ce31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31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34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24094" calcext:value-type="float">
            <text:p>24094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9">
          <table:table-cell table:style-name="ce23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10">
          <table:table-cell table:style-name="ce23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10">
          <table:table-cell table:style-name="ce23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10">
          <table:table-cell table:style-name="ce23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.00.0000</text:date>, <text:time style:data-style-name="N2" text:time-value="14:23:08.4599421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1-28T14:50:26.157593163</dc:date>
    <meta:editing-duration>PT7H52M55S</meta:editing-duration>
    <meta:editing-cycles>64</meta:editing-cycles>
    <meta:generator>LibreOffice/6.0.7.3$Linux_X86_64 LibreOffice_project/00m0$Build-3</meta:generator>
    <meta:document-statistic meta:table-count="5" meta:cell-count="2158" meta:object-count="0"/>
  </office:meta>
</office:document-meta>
</file>